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7f3e2" style:font-size-asian="14pt" style:font-size-complex="14pt"/>
    </style:style>
    <style:style style:name="P3" style:family="paragraph" style:parent-style-name="Standard">
      <style:text-properties fo:font-size="14pt" officeooo:paragraph-rsid="00181304" style:font-size-asian="14pt" style:font-size-complex="14pt"/>
    </style:style>
    <style:style style:name="P4" style:family="paragraph" style:parent-style-name="Standard">
      <style:text-properties fo:font-size="14pt" fo:language="en" fo:country="US" officeooo:rsid="0017f3e2" officeooo:paragraph-rsid="0017f3e2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officeooo:rsid="0017f3e2" officeooo:paragraph-rsid="0017f3e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fo:font-weight="bold" officeooo:rsid="00181304" officeooo:paragraph-rsid="0018130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7f3e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7f3e2" officeooo:paragraph-rsid="0017f3e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fo:language="en" fo:country="US" fo:font-weight="bold" officeooo:rsid="0017f3e2" officeooo:paragraph-rsid="0017f3e2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f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ypes of logic</text:p>
      <text:p text:style-name="P1"/>
      <text:p text:style-name="P5">Boolean logic</text:p>
      <text:p text:style-name="P1"/>
      <text:p text:style-name="P2">The first Boolean logic is the branch of logic that deals with true and ​false values. ​When programs run, they process data, respond to user input, and ​address conditions on the machine where they are running. ​In programs, these are represented as expressions, ​which is a line of code that can be either true or false. ​Every expression can be in a variety of conditions, and ​programmers use Boolean operations to process them. Whether an expression is true or false is called its truth value. ​Boolean operations are those that evaluate truth values. ​Now let's explore the fundamental operations of Boolean logic and ​how they're used in programming<text:span text:style-name="T2">.</text:span></text:p>
      <text:p text:style-name="P7"><text:span text:style-name="T2"/></text:p>
      <text:p text:style-name="P8"><text:span text:style-name="T2">A</text:span><text:span text:style-name="T1">ND operator</text:span></text:p>
      <text:p text:style-name="P2"><text:span text:style-name="T2"/></text:p>
      <text:p text:style-name="P2">The AND operator evaluates two expressions. ​The result of the evaluation is true only if both expressions are true. ​If either expression is false or both expressions are false, ​the result of the evaluation is false.</text:p>
      <text:p text:style-name="P2"/>
      <text:p text:style-name="P5">OR operator</text:p>
      <text:p text:style-name="P2"/>
      <text:p text:style-name="P1">​The next Boolean operator the or operator also evaluates two expressions. ​The result of the evaluation is true if either expression is true or ​both expressions are true. ​If both expressions are false, the result of the evaluation is false. </text:p>
      <text:p text:style-name="P1"/>
      <text:p text:style-name="P5">NOT operator</text:p>
      <text:p text:style-name="P5"/>
      <text:p text:style-name="P1">​​The NOT operator operates on a single single expression, and ​it negates the truth value of the expression. ​If an expression is true, applying the NOT operator makes it false. <text:span text:style-name="T2">i</text:span>f the expression is false, the NOT operator will make it true. ​</text:p>
      <text:p text:style-name="P2"/>
      <text:p text:style-name="P5">Conditional statements</text:p>
      <text:p text:style-name="P4"/>
      <text:p text:style-name="P2">Conditional statements are how programmers use Boolean values to control the flow of ​a program. ​Let's explore these by starting with the most fundamental version: ​The if statement. </text:p>
      <text:p text:style-name="P2"/>
      <text:p text:style-name="P5">If statements</text:p>
      <text:p text:style-name="P2"/>
      <text:p text:style-name="P2">If statements are used to operate on one or more expressions. ​They evaluate the truth value of the expressions, and ​they execute a block of code based on the evaluation result.  ​If statements are well designed to address expressions that evaluate to a single ​truth value. ​</text:p>
      <text:p text:style-name="P2"/>
      <text:p text:style-name="P5">Switch statement</text:p>
      <text:p text:style-name="P2"><text:soft-page-break/>In many cases, programmers need to direct the program's flow for ​a variable that can have a variety of possible values. ​One option is to string together multiple if statements. ​Another option is to use a switch statement. Switch statements operate on an expression that can have a variety of values and ​executes a block of code when a particular value called a case is true. ​Switch statements also include a default option in case none of the values is true. </text:p>
      <text:p text:style-name="P2"/>
      <text:p text:style-name="P5">Loops</text:p>
      <text:p text:style-name="P2"/>
      <text:p text:style-name="P2"> ​Sometimes programmers need to perform the same tasks on multiple data items. </text:p>
      <text:p text:style-name="P2">​For these types of tasks, they use statements called loops. ​Loops allow us to repeat actions in a program either a specific number of times ​using a for loop, or until a condition is met using a while loop. ​</text:p>
      <text:p text:style-name="P2"/>
      <text:p text:style-name="P5">For loop</text:p>
      <text:p text:style-name="P5"/>
      <text:p text:style-name="P3">A for loop executes a block of code a specific number of times. ​A programmer can specify the number of times they want the code to repeat, or ​the number can be a property of the variable itself. ​A for loop is helpful in cases where the number of values the programmer has to ​process is known. ​</text:p>
      <text:p text:style-name="P3"/>
      <text:p text:style-name="P6">While loop</text:p>
      <text:p text:style-name="P3"/>
      <text:p text:style-name="P3">In cases where the number isn't known, ​the programmer can use a while loop to create a loop with a condition. ​The truth value of the condition tells the loop when to stop executing the code ​block. ​A while loop executes a block of code as long as a specified condition is true. ​While loops can be used with Boolean statements to create the conditions ​the programmer wants to evaluate. ​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8T08:54:33.760000000</dc:date>
    <meta:editing-duration>PT42S</meta:editing-duration>
    <meta:editing-cycles>1</meta:editing-cycles>
    <meta:document-statistic meta:table-count="0" meta:image-count="0" meta:object-count="0" meta:page-count="2" meta:paragraph-count="22" meta:word-count="581" meta:character-count="3402" meta:non-whitespace-character-count="2780"/>
    <meta:generator>LibreOffice/7.3.4.2$Windows_X86_64 LibreOffice_project/728fec16bd5f605073805c3c9e7c4212a0120dc5</meta:generator>
  </office:meta>
</office:document-meta>
</file>